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6bd1" officeooo:paragraph-rsid="000e6bd1"/>
    </style:style>
    <style:style style:name="P2" style:family="paragraph" style:parent-style-name="Standard">
      <style:paragraph-properties fo:text-align="center" style:justify-single-word="false"/>
      <style:text-properties fo:font-size="14pt" officeooo:rsid="000e6bd1" officeooo:paragraph-rsid="000e6bd1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ap</text:p>
      <text:p text:style-name="P1"/>
      <text:p text:style-name="P1">#include &lt;iostream&gt;</text:p>
      <text:p text:style-name="P1">#include &lt;string.h&gt;</text:p>
      <text:p text:style-name="P1">#include &lt;stdlib.h&gt;</text:p>
      <text:p text:style-name="P1">#include &lt;stdio.h&gt;</text:p>
      <text:p text:style-name="P1"/>
      <text:p text:style-name="P1">using namespace std;</text:p>
      <text:p text:style-name="P1"/>
      <text:p text:style-name="P1">struct Treap</text:p>
      <text:p text:style-name="P1">{</text:p>
      <text:p text:style-name="P1"><text:s text:c="4"/>int size;</text:p>
      <text:p text:style-name="P1"><text:s text:c="4"/>int key,fix;</text:p>
      <text:p text:style-name="P1"><text:s text:c="4"/>Treap *ch[2];</text:p>
      <text:p text:style-name="P1"><text:s text:c="4"/>Treap(int key)</text:p>
      <text:p text:style-name="P1"><text:s text:c="4"/>{</text:p>
      <text:p text:style-name="P1"><text:s text:c="8"/>size=1;</text:p>
      <text:p text:style-name="P1"><text:s text:c="8"/>fix=rand();</text:p>
      <text:p text:style-name="P1"><text:s text:c="8"/>this-&gt;key=key;</text:p>
      <text:p text:style-name="P1"><text:s text:c="8"/>ch[0]=ch[1]=NULL;</text:p>
      <text:p text:style-name="P1"><text:s text:c="4"/>}</text:p>
      <text:p text:style-name="P1"><text:s text:c="4"/>int compare(int x) const</text:p>
      <text:p text:style-name="P1"><text:s text:c="4"/>{</text:p>
      <text:p text:style-name="P1"><text:s text:c="8"/>if(x==key) return -1;</text:p>
      <text:p text:style-name="P1"><text:s text:c="8"/>return x&lt;key? 0:1;</text:p>
      <text:p text:style-name="P1"><text:s text:c="4"/>}</text:p>
      <text:p text:style-name="P1"><text:s text:c="4"/>void Maintain()</text:p>
      <text:p text:style-name="P1"><text:s text:c="4"/>{</text:p>
      <text:p text:style-name="P1"><text:s text:c="8"/>size=1;</text:p>
      <text:p text:style-name="P1"><text:s text:c="8"/>if(ch[0]!=NULL) size+=ch[0]-&gt;size;</text:p>
      <text:p text:style-name="P1"><text:s text:c="8"/>if(ch[1]!=NULL) size+=ch[1]-&gt;size;</text:p>
      <text:p text:style-name="P1"><text:s text:c="4"/>}</text:p>
      <text:p text:style-name="P1">};</text:p>
      <text:p text:style-name="P1"/>
      <text:p text:style-name="P1">void Rotate(Treap* &amp;t,int d)</text:p>
      <text:p text:style-name="P1">{</text:p>
      <text:p text:style-name="P1"><text:s text:c="4"/>Treap *k=t-&gt;ch[d^1];</text:p>
      <text:p text:style-name="P1"><text:s text:c="4"/>t-&gt;ch[d^1]=k-&gt;ch[d];</text:p>
      <text:p text:style-name="P1"><text:s text:c="4"/>k-&gt;ch[d]=t;</text:p>
      <text:p text:style-name="P1"><text:s text:c="4"/>t-&gt;Maintain(); <text:s/>//必须先维护t，再维护k，因为此时t是k的子节点</text:p>
      <text:p text:style-name="P1"><text:s text:c="4"/>k-&gt;Maintain();</text:p>
      <text:p text:style-name="P1"><text:s text:c="4"/>t=k;</text:p>
      <text:p text:style-name="P1">}</text:p>
      <text:p text:style-name="P1"/>
      <text:p text:style-name="P1">void Insert(Treap* &amp;t,int x)</text:p>
      <text:p text:style-name="P1">{</text:p>
      <text:p text:style-name="P1"><text:s text:c="4"/>if(t==NULL) t=new Treap(x);</text:p>
      <text:p text:style-name="P1"><text:s text:c="4"/>else</text:p>
      <text:p text:style-name="P1"><text:s text:c="4"/>{</text:p>
      <text:p text:style-name="P1"><text:soft-page-break/><text:s text:c="8"/>//int d=t-&gt;compare(x); <text:s text:c="2"/>//如果值相等的元素只插入一个</text:p>
      <text:p text:style-name="P1"><text:s text:c="8"/>int d=x &lt; t-&gt;key ? 0:1; <text:s/>//如果值相等的元素都插入</text:p>
      <text:p text:style-name="P1"><text:s text:c="8"/>Insert(t-&gt;ch[d],x);</text:p>
      <text:p text:style-name="P1"><text:s text:c="8"/>if(t-&gt;ch[d]-&gt;fix &gt; t-&gt;fix)</text:p>
      <text:p text:style-name="P1"><text:s text:c="12"/>Rotate(t,d^1);</text:p>
      <text:p text:style-name="P1"><text:s text:c="4"/>}</text:p>
      <text:p text:style-name="P1"><text:s text:c="4"/>t-&gt;Maintain();</text:p>
      <text:p text:style-name="P1">}</text:p>
      <text:p text:style-name="P1"/>
      <text:p text:style-name="P1">//一般来说，在调用删除函数之前要先用Find()函数判断该元素是否存在</text:p>
      <text:p text:style-name="P1">void Delete(Treap* &amp;t,int x)</text:p>
      <text:p text:style-name="P1">{</text:p>
      <text:p text:style-name="P1"><text:s text:c="4"/>int d=t-&gt;compare(x);</text:p>
      <text:p text:style-name="P1"><text:s text:c="4"/>if(d==-1)</text:p>
      <text:p text:style-name="P1"><text:s text:c="4"/>{</text:p>
      <text:p text:style-name="P1"><text:s text:c="8"/>Treap *tmp=t;</text:p>
      <text:p text:style-name="P1"><text:s text:c="8"/>if(t-&gt;ch[0]==NULL)</text:p>
      <text:p text:style-name="P1"><text:s text:c="8"/>{</text:p>
      <text:p text:style-name="P1"><text:s text:c="12"/>t=t-&gt;ch[1];</text:p>
      <text:p text:style-name="P1"><text:s text:c="12"/>delete tmp;</text:p>
      <text:p text:style-name="P1"><text:s text:c="12"/>tmp=NULL;</text:p>
      <text:p text:style-name="P1"><text:s text:c="8"/>}</text:p>
      <text:p text:style-name="P1"><text:s text:c="8"/>else if(t-&gt;ch[1]==NULL)</text:p>
      <text:p text:style-name="P1"><text:s text:c="8"/>{</text:p>
      <text:p text:style-name="P1"><text:s text:c="12"/>t=t-&gt;ch[0];</text:p>
      <text:p text:style-name="P1"><text:s text:c="12"/>delete tmp;</text:p>
      <text:p text:style-name="P1"><text:s text:c="12"/>tmp=NULL;</text:p>
      <text:p text:style-name="P1"><text:s text:c="8"/>}</text:p>
      <text:p text:style-name="P1"><text:s text:c="8"/>else</text:p>
      <text:p text:style-name="P1"><text:s text:c="8"/>{</text:p>
      <text:p text:style-name="P1"><text:s text:c="12"/>int k=t-&gt;ch[0]-&gt;fix &gt; t-&gt;ch[1]-&gt;fix ? 1:0;</text:p>
      <text:p text:style-name="P1"><text:s text:c="12"/>Rotate(t,k);</text:p>
      <text:p text:style-name="P1"><text:s text:c="12"/>Delete(t-&gt;ch[k],x);</text:p>
      <text:p text:style-name="P1"><text:s text:c="8"/>}</text:p>
      <text:p text:style-name="P1"><text:s text:c="4"/>}</text:p>
      <text:p text:style-name="P1"><text:s text:c="4"/>else Delete(t-&gt;ch[d],x);</text:p>
      <text:p text:style-name="P1"><text:s text:c="4"/>if(t!=NULL) t-&gt;Maintain();</text:p>
      <text:p text:style-name="P1">}</text:p>
      <text:p text:style-name="P1"/>
      <text:p text:style-name="P1">bool Find(Treap *t,int x)</text:p>
      <text:p text:style-name="P1">{</text:p>
      <text:p text:style-name="P1"><text:s text:c="4"/>while(t!=NULL)</text:p>
      <text:p text:style-name="P1"><text:s text:c="4"/>{</text:p>
      <text:p text:style-name="P1"><text:s text:c="8"/>int d=t-&gt;compare(x);</text:p>
      <text:p text:style-name="P1"><text:s text:c="8"/>if(d==-1) return true;</text:p>
      <text:p text:style-name="P1"><text:s text:c="8"/>t=t-&gt;ch[d];</text:p>
      <text:p text:style-name="P1"><text:s text:c="4"/>}</text:p>
      <text:p text:style-name="P1"><text:s text:c="4"/>return false;</text:p>
      <text:p text:style-name="P1">}</text:p>
      <text:p text:style-name="P1"/>
      <text:p text:style-name="P1"><text:soft-page-break/>int Kth(Treap *t,int k)</text:p>
      <text:p text:style-name="P1">{</text:p>
      <text:p text:style-name="P1"><text:s text:c="4"/>if(t==NULL||k&lt;=0||k&gt;t-&gt;size)</text:p>
      <text:p text:style-name="P1"><text:s text:c="8"/>return -1;</text:p>
      <text:p text:style-name="P1"><text:s text:c="4"/>if(t-&gt;ch[0]==NULL&amp;&amp;k==1)</text:p>
      <text:p text:style-name="P1"><text:s text:c="8"/>return t-&gt;key;</text:p>
      <text:p text:style-name="P1"><text:s text:c="4"/>if(t-&gt;ch[0]==NULL)</text:p>
      <text:p text:style-name="P1"><text:s text:c="8"/>return Kth(t-&gt;ch[1],k-1);</text:p>
      <text:p text:style-name="P1"><text:s text:c="4"/>if(t-&gt;ch[0]-&gt;size&gt;=k)</text:p>
      <text:p text:style-name="P1"><text:s text:c="8"/>return Kth(t-&gt;ch[0],k);</text:p>
      <text:p text:style-name="P1"><text:s text:c="4"/>if(t-&gt;ch[0]-&gt;size+1==k)</text:p>
      <text:p text:style-name="P1"><text:s text:c="8"/>return t-&gt;key;</text:p>
      <text:p text:style-name="P1"><text:s text:c="4"/>return Kth(t-&gt;ch[1],k-1-t-&gt;ch[0]-&gt;size);</text:p>
      <text:p text:style-name="P1">}</text:p>
      <text:p text:style-name="P1"/>
      <text:p text:style-name="P1">int Rank(Treap *t,int x)</text:p>
      <text:p text:style-name="P1">{</text:p>
      <text:p text:style-name="P1"><text:s text:c="4"/>int r;</text:p>
      <text:p text:style-name="P1"><text:s text:c="4"/>if(t-&gt;ch[0]==NULL) r=0;</text:p>
      <text:p text:style-name="P1"><text:s text:c="4"/>else <text:s/>r=t-&gt;ch[0]-&gt;size;</text:p>
      <text:p text:style-name="P1"><text:s text:c="4"/>if(x==t-&gt;key) return r+1;</text:p>
      <text:p text:style-name="P1"><text:s text:c="4"/>if(x&lt;t-&gt;key)</text:p>
      <text:p text:style-name="P1"><text:s text:c="8"/>return Rank(t-&gt;ch[0],x);</text:p>
      <text:p text:style-name="P1"><text:s text:c="4"/>return r+1+Rank(t-&gt;ch[1],x);</text:p>
      <text:p text:style-name="P1">}</text:p>
      <text:p text:style-name="P1"/>
      <text:p text:style-name="P1">void DeleteTreap(Treap* &amp;t)</text:p>
      <text:p text:style-name="P1">{</text:p>
      <text:p text:style-name="P1"><text:s text:c="4"/>if(t==NULL) return;</text:p>
      <text:p text:style-name="P1"><text:s text:c="4"/>if(t-&gt;ch[0]!=NULL) DeleteTreap(t-&gt;ch[0]);</text:p>
      <text:p text:style-name="P1"><text:s text:c="4"/>if(t-&gt;ch[1]!=NULL) DeleteTreap(t-&gt;ch[1]);</text:p>
      <text:p text:style-name="P1"><text:s text:c="4"/>delete t;</text:p>
      <text:p text:style-name="P1"><text:s text:c="4"/>t=NULL;</text:p>
      <text:p text:style-name="P1">}</text:p>
      <text:p text:style-name="P1"/>
      <text:p text:style-name="P1">void Print(Treap *t)</text:p>
      <text:p text:style-name="P1">{</text:p>
      <text:p text:style-name="P1"><text:s text:c="4"/>if(t==NULL) return;</text:p>
      <text:p text:style-name="P1"><text:s text:c="4"/>Print(t-&gt;ch[0]);</text:p>
      <text:p text:style-name="P1"><text:s text:c="4"/>cout&lt;&lt;t-&gt;key&lt;&lt;endl;</text:p>
      <text:p text:style-name="P1"><text:s text:c="4"/>Print(t-&gt;ch[1]);</text:p>
      <text:p text:style-name="P1">}</text:p>
      <text:p text:style-name="P1"/>
      <text:p text:style-name="P1">int val[1000005];</text:p>
      <text:p text:style-name="P1"/>
      <text:p text:style-name="P1">int main()</text:p>
      <text:p text:style-name="P1">{</text:p>
      <text:p text:style-name="P1"><text:s text:c="4"/>int n,x,m;</text:p>
      <text:p text:style-name="P1"><text:s text:c="4"/>while(~scanf("%d%d",&amp;n,&amp;m))</text:p>
      <text:p text:style-name="P1"><text:s text:c="4"/>{</text:p>
      <text:p text:style-name="P1"><text:soft-page-break/><text:s text:c="8"/>for(int i=1; i&lt;=n; i++)</text:p>
      <text:p text:style-name="P1"><text:s text:c="12"/>scanf("%d",&amp;val[i]);</text:p>
      <text:p text:style-name="P1"><text:s text:c="8"/>int index=1;</text:p>
      <text:p text:style-name="P1"><text:s text:c="8"/>Treap *root=NULL;</text:p>
      <text:p text:style-name="P1"><text:s text:c="8"/>for(int i=1; i&lt;=m; i++)</text:p>
      <text:p text:style-name="P1"><text:s text:c="8"/>{</text:p>
      <text:p text:style-name="P1"><text:s text:c="12"/>scanf("%d",&amp;x);</text:p>
      <text:p text:style-name="P1"><text:s text:c="12"/>for(int j=index; j&lt;=x; j++)</text:p>
      <text:p text:style-name="P1"><text:s text:c="16"/>Insert(root,val[j]);</text:p>
      <text:p text:style-name="P1"><text:s text:c="12"/>index=x+1;</text:p>
      <text:p text:style-name="P1"><text:s text:c="12"/>printf("%d\n",Kth(root,i));</text:p>
      <text:p text:style-name="P1"><text:s text:c="8"/>}</text:p>
      <text:p text:style-name="P1"><text:s text:c="8"/>DeleteTreap(root);</text:p>
      <text:p text:style-name="P1"><text:s text:c="4"/>}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officeooo:rsid="000e6bd1" officeooo:paragraph-rsid="000e6bd1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ea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0:26:42.256679580</meta:creation-date>
    <dc:date>2015-10-13T00:27:24.141435423</dc:date>
    <meta:editing-duration>P0D</meta:editing-duration>
    <meta:editing-cycles>1</meta:editing-cycles>
    <meta:document-statistic meta:table-count="0" meta:image-count="0" meta:object-count="0" meta:page-count="4" meta:paragraph-count="153" meta:word-count="335" meta:character-count="2890" meta:non-whitespace-character-count="2035"/>
    <meta:generator>LibreOffice/4.2.8.2$Linux_X86_64 LibreOffice_project/420m0$Build-2</meta:generator>
  </office:meta>
</office:document-meta>
</file>